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a script to just drop and add the movie table not the whole database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style-name="ce2"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54">
            <text:p>5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Bug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The dummy Battle of Algiers record is being inserted into the database even for movie additions</text:p>
          </table:table-cell>
          <table:table-cell table:style-name="Default"/>
          <table:table-cell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5">08/15/2011</text:date>, <text:time>19:3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8-15T19:34:16</dc:date>
    <meta:editing-duration>PT19H48M48S</meta:editing-duration>
    <meta:editing-cycles>78</meta:editing-cycles>
    <meta:generator>OpenOffice.org/3.2$Unix OpenOffice.org_project/320m12$Build-9483</meta:generator>
    <dc:creator>Tyler Hayes</dc:creator>
    <meta:document-statistic meta:table-count="3" meta:cell-count="349" meta:object-count="0"/>
    <meta:user-defined meta:name="Info 1"/>
    <meta:user-defined meta:name="Info 2"/>
    <meta:user-defined meta:name="Info 3"/>
    <meta:user-defined meta:name="Info 4"/>
  </office:meta>
</office:document-meta>
</file>